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Interpreter.executeNamedStep( String step , Workflow &lt; T &gt; workflo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flectionInterpreter.executeStep( T step , Workflow &lt; T &gt; workflow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flectionInterpreter.isValidStep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Interpreter.goToNextSequence( T nextStep , Workflow &lt; T &gt; workflo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flectionInterpreter.validateStepsExist( Object [ ] stepValues , Workflow &lt; T &gt; workflow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flectionInterpreter.handleStepResult( String step , Workflow workflow , Objec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